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911cm"/>
    </style:style>
    <style:style style:name="Table1.B" style:family="table-column">
      <style:table-column-properties style:column-width="9.10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" fo:font-size="12pt" fo:font-weight="bold" officeooo:paragraph-rsid="000ffe1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" fo:font-size="12pt" fo:font-weight="bold" officeooo:rsid="00101f2c" officeooo:paragraph-rsid="00101f2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" fo:font-size="12pt" fo:font-weight="bold" officeooo:paragraph-rsid="00101f2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2pt" fo:font-weight="bold" officeooo:rsid="00110493" officeooo:paragraph-rsid="0011049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" fo:font-size="12pt" fo:font-weight="normal" officeooo:rsid="000ffe1b" officeooo:paragraph-rsid="000ffe1b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" fo:font-size="12pt" fo:font-weight="normal" officeooo:rsid="00101f2c" officeooo:paragraph-rsid="00101f2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" fo:font-size="12pt" fo:font-weight="normal" officeooo:paragraph-rsid="00101f2c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" fo:font-size="12pt" fo:font-weight="normal" officeooo:rsid="00110493" officeooo:paragraph-rsid="0011049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bold" officeooo:rsid="000d6ebe" officeooo:paragraph-rsid="000d6ebe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bold" officeooo:rsid="000ddc6d" officeooo:paragraph-rsid="000ddc6d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font-name="DejaVu Sans"/>
    </style:style>
    <style:style style:name="P15" style:family="paragraph" style:parent-style-name="Text_20_body">
      <style:text-properties style:font-name="DejaVu Sans" fo:font-size="11pt" style:font-size-asian="11pt" style:font-size-complex="11pt"/>
    </style:style>
    <style:style style:name="P16" style:family="paragraph" style:parent-style-name="Text_20_body">
      <style:text-properties style:font-name="DejaVu Sans" fo:font-size="12pt" fo:font-weight="bold" officeooo:paragraph-rsid="000e5f7f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DejaVu Sans" fo:font-size="12pt" fo:font-weight="bold" officeooo:rsid="000e5f7f" officeooo:paragraph-rsid="000e5f7f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DejaVu Sans" fo:font-size="12pt" fo:font-weight="normal" officeooo:rsid="000e5f7f" officeooo:paragraph-rsid="000e5f7f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DejaVu Sans" officeooo:paragraph-rsid="000e5f7f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e5f7f" style:text-blinking="false" fo:background-color="transparent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6ebe" officeooo:paragraph-rsid="000d6ebe" style:text-blinking="false" fo:background-color="transparent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1pt" fo:font-style="normal" style:text-underline-style="none" fo:font-weight="normal" style:text-blinking="false" fo:background-color="transparent" style:font-size-asian="11pt" style:font-size-complex="11pt"/>
    </style:style>
    <style:style style:name="P2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1pt" fo:font-style="normal" style:text-underline-style="none" fo:font-weight="normal" officeooo:rsid="000d6ebe" officeooo:paragraph-rsid="000d6ebe" style:text-blinking="false" fo:background-color="transparent" style:font-size-asian="11pt" style:font-size-complex="11pt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1pt" fo:font-style="normal" style:text-underline-style="none" fo:font-weight="bold" officeooo:rsid="000d6ebe" officeooo:paragraph-rsid="000d6ebe" style:text-blinking="false" fo:background-color="transparent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1pt" style:text-underline-style="none" style:text-blinking="false" fo:background-color="transparent" style:font-size-asian="11pt" style:font-size-complex="11pt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normal" officeooo:rsid="000d6ebe" officeooo:paragraph-rsid="000d6ebe" style:text-blinking="false" fo:background-color="transparent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normal" officeooo:rsid="000d6ebe" officeooo:paragraph-rsid="000d6ebe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normal" officeooo:rsid="000ddc6d" officeooo:paragraph-rsid="000ddc6d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bold" officeooo:rsid="000d6ebe" officeooo:paragraph-rsid="000d6ebe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bold" officeooo:paragraph-rsid="000e5f7f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style:text-underline-style="none" officeooo:paragraph-rsid="000d6ebe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" fo:font-size="12pt" style:text-underline-style="none" fo:font-weight="bold" officeooo:paragraph-rsid="000d6ebe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DejaVu Sans" fo:font-size="25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  <style:text-properties style:font-name="DejaVu Sans"/>
    </style:style>
    <style:style style:name="P37" style:family="paragraph" style:parent-style-name="Text_20_body">
      <style:paragraph-properties fo:margin-top="0cm" fo:margin-bottom="0cm" style:contextual-spacing="false" fo:line-height="138%" style:writing-mode="lr-tb"/>
      <style:text-properties style:font-name="DejaVu Sans" fo:font-size="11pt" officeooo:paragraph-rsid="000d6ebe" style:font-size-asian="11pt" style:font-size-complex="11pt"/>
    </style:style>
    <style:style style:name="P38" style:family="paragraph" style:parent-style-name="Text_20_body">
      <style:paragraph-properties fo:margin-top="0cm" fo:margin-bottom="0cm" style:contextual-spacing="false" fo:line-height="138%" style:writing-mode="lr-tb"/>
      <style:text-properties style:font-name="DejaVu Sans" fo:font-size="12pt" style:font-size-asian="12pt" style:font-size-complex="12pt"/>
    </style:style>
    <style:style style:name="P39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d6ebe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e5f7f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01f2c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01f2c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01f2c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01f2c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7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font-style="normal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0d6ebe"/>
    </style:style>
    <style:style style:name="T17" style:family="text">
      <style:text-properties fo:font-style="normal" fo:font-weight="bold" officeooo:rsid="000d6ebe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DejaVu Sans"/>
    </style:style>
    <style:style style:name="T20" style:family="text">
      <style:text-properties style:font-name="DejaVu Sans" fo:font-size="12pt" officeooo:rsid="000ddc6d" style:font-size-asian="12pt" style:font-size-complex="12pt"/>
    </style:style>
    <style:style style:name="T21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" fo:font-style="italic" style:font-style-asian="italic" style:font-style-complex="italic"/>
    </style:style>
    <style:style style:name="T23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DejaVu Sans" fo:font-style="italic" fo:font-weight="normal" officeooo:rsid="00110493" style:font-style-asian="italic" style:font-weight-asian="normal" style:font-style-complex="italic" style:font-weight-complex="normal"/>
    </style:style>
    <style:style style:name="T25" style:family="text">
      <style:text-properties style:font-name="DejaVu Sans" fo:font-style="normal" style:font-style-asian="normal" style:font-style-complex="normal"/>
    </style:style>
    <style:style style:name="T26" style:family="text">
      <style:text-properties style:font-name="DejaVu Sans" fo:font-style="normal" officeooo:rsid="00110493" style:font-style-asian="normal" style:font-style-complex="normal"/>
    </style:style>
    <style:style style:name="T27" style:family="text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font-name="DejaVu Sans" fo:font-style="normal" fo:font-weight="bold" officeooo:rsid="00110493" style:font-style-asian="normal" style:font-weight-asian="bold" style:font-style-complex="normal" style:font-weight-complex="bold"/>
    </style:style>
    <style:style style:name="T29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DejaVu Sans" fo:font-style="normal" fo:font-weight="normal" officeooo:rsid="00110493" style:font-style-asian="normal" style:font-weight-asian="normal" style:font-style-complex="normal" style:font-weight-complex="normal"/>
    </style:style>
    <style:style style:name="T31" style:family="text">
      <style:text-properties style:font-name="DejaVu Sans" officeooo:rsid="00110493"/>
    </style:style>
    <style:style style:name="T32" style:family="text">
      <style:text-properties style:font-name="DejaVu Sans" fo:font-weight="bold" style:font-weight-asian="bold" style:font-weight-complex="bold"/>
    </style:style>
    <style:style style:name="T33" style:family="text">
      <style:text-properties style:font-name="DejaVu Sans" fo:font-weight="normal" style:font-weight-asian="normal" style:font-weight-complex="normal"/>
    </style:style>
    <style:style style:name="T34" style:family="text">
      <style:text-properties style:font-name="DejaVu Sans" fo:font-weight="normal" officeooo:rsid="00110493" style:font-weight-asian="normal" style:font-weight-complex="normal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0ddc6d"/>
    </style:style>
    <style:style style:name="T38" style:family="text">
      <style:text-properties officeooo:rsid="000ffe1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 text:name="docs-internal-guid-e0fbdbf0-7fff-ddf4-037b-39f823cab101"/>Assignment - 2</text:p>
      <text:p text:style-name="P14"/>
      <text:p text:style-name="P36"><text:span text:style-name="T2">Choose the correct option</text:span></text:p>
      <text:p text:style-name="P14"/>
      <text:p text:style-name="P22">1) Local variables are stored in an area called ___________</text:p>
      <text:p text:style-name="P21"><text:span text:style-name="T19">Answer :</text:span> <text:span text:style-name="T21">D</text:span></text:p>
      <text:p text:style-name="P31">Stack</text:p>
      <text:p text:style-name="P31"/>
      <text:p text:style-name="P31"/>
      <text:p text:style-name="P31"/>
      <text:p text:style-name="P37"><text:bookmark text:name="docs-internal-guid-e0477f2f-7fff-7ef0-1e59-b36f0c614565"/><text:span text:style-name="T5">2)Choose the correct option?</text:span></text:p>
      <text:p text:style-name="P37"><text:span text:style-name="T5"/></text:p>
      <text:p text:style-name="P23">#include using namespace std; </text:p>
      <text:p text:style-name="P15"/>
      <text:p text:style-name="P23">class Base {}; </text:p>
      <text:p text:style-name="P23">class Derived: public Base {}; </text:p>
      <text:p text:style-name="P15"/>
      <text:p text:style-name="P23">int main() </text:p>
      <text:p text:style-name="P23">{ </text:p>
      <text:p text:style-name="P26">   <text:span text:style-name="T15">Base *bp = new Derived; </text:span></text:p>
      <text:p text:style-name="P26">   <text:span text:style-name="T15">Derived *dp = new Base; </text:span></text:p>
      <text:p text:style-name="P23">}</text:p>
      <text:p text:style-name="P24">Answer <text:s/>: <text:span text:style-name="T35">C</text:span></text:p>
      <text:p text:style-name="P11"><text:bookmark text:name="docs-internal-guid-14e4f4b1-7fff-7495-0a2f-ccd4e975c984"/>Compiler Error in line ” Derived *dp = new Base;” </text:p>
      <text:p text:style-name="P25"/>
      <text:p text:style-name="P25"/>
      <text:p text:style-name="P25"/>
      <text:p text:style-name="P25"/>
      <text:p text:style-name="P28"><text:bookmark text:name="docs-internal-guid-55122a29-7fff-89d7-2002-f804b8868a04"/>3)When the inheritance is private, the private methods in base class are __________ in the derived class (in C++).</text:p>
      <text:p text:style-name="P33"><text:span text:style-name="T16">Answer :</text:span><text:span text:style-name="T17"> A</text:span></text:p>
      <text:p text:style-name="P34"><text:span text:style-name="T14">Inaccessible</text:span></text:p>
      <text:p text:style-name="P31"/>
      <text:p text:style-name="P31"/>
      <text:p text:style-name="P31"/>
      <text:p text:style-name="P31"/>
      <text:p text:style-name="P29"/>
      <text:p text:style-name="P29"><text:bookmark text:name="docs-internal-guid-918794f3-7fff-a2d1-c006-b5c0c0ae86e8"/><text:soft-page-break/>4)Which of the following is true? </text:p>
      <text:p text:style-name="P30">Answer : <text:span text:style-name="T18">A</text:span></text:p>
      <text:p text:style-name="P12"><text:bookmark text:name="docs-internal-guid-af96945a-7fff-c9b6-46de-ea81add7218f"/>The number of times destructor is called depends on Number of objects created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P38"><text:bookmark text:name="docs-internal-guid-8ede83ea-7fff-dd49-6eaa-4e2834e71b90"/><text:span text:style-name="T4">5) State true or false </text:span></text:p>
      <text:p text:style-name="P27">Type conversion is automatic whereas type casting is explicit </text:p>
      <text:p text:style-name="P20"><text:span text:style-name="T20">Answer :</text:span><text:span text:style-name="T37"> </text:span><text:span text:style-name="T21">A</text:span></text:p>
      <text:p text:style-name="P32">Tru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bookmark text:name="docs-internal-guid-90cf717f-7fff-08af-9507-4488721f4614"/><text:span text:style-name="T13">Short answer type question? </text:span></text:p>
      <text:p text:style-name="P16"><text:span text:style-name="T7">1. </text:span><text:span text:style-name="T6">Explain about new and delete keywords with code</text:span></text:p>
      <text:p text:style-name="P17"><text:span text:style-name="T6">Answer :</text:span></text:p>
      <text:p text:style-name="P18"><text:span text:style-name="T6">The heap memory allocation is requested by the </text:span><text:span text:style-name="T12">new</text:span><text:span text:style-name="T6"> operator.</text:span></text:p>
      <text:p text:style-name="P18"><text:span text:style-name="T6">It initialises the memory to the pointer variable and returns its address if enough memory is available. </text:span></text:p>
      <text:p text:style-name="P18"><text:span text:style-name="T6">The </text:span><text:span text:style-name="T12">delete</text:span><text:span text:style-name="T6"> operator is used to deallocate the memory. User has privilege to deallocate the created pointer variable by this delete operator.</text:span></text:p>
      <text:p text:style-name="P1"/>
      <text:p text:style-name="P6">#include &lt;iostream&gt;</text:p>
      <text:p text:style-name="P6">using namespace std;</text:p>
      <text:p text:style-name="P6"><text:s text:c="2"/></text:p>
      <text:p text:style-name="P6">int main ()</text:p>
      <text:p text:style-name="P6">{</text:p>
      <text:p text:style-name="P6"><text:s text:c="4"/>int* p = NULL;</text:p>
      <text:p text:style-name="P6"/>
      <text:p text:style-name="P6"><text:s text:c="4"/>p = new(nothrow) int;</text:p>
      <text:p text:style-name="P6"><text:s text:c="4"/>if (!p)</text:p>
      <text:p text:style-name="P6"><text:s text:c="8"/>cout &lt;&lt; "allocation of memory failed\n";</text:p>
      <text:p text:style-name="P6"><text:s text:c="4"/>else</text:p>
      <text:p text:style-name="P6"><text:soft-page-break/><text:s text:c="4"/>{</text:p>
      <text:p text:style-name="P6"><text:s text:c="8"/>*p = 29;</text:p>
      <text:p text:style-name="P6"><text:s text:c="8"/>cout &lt;&lt; "Value of p: " &lt;&lt; *p &lt;&lt; endl;</text:p>
      <text:p text:style-name="P6"><text:s text:c="4"/>}</text:p>
      <text:p text:style-name="P6"><text:s text:c="2"/></text:p>
      <text:p text:style-name="P6"><text:s text:c="4"/>float *r = new float(75.25);</text:p>
      <text:p text:style-name="P6"><text:s text:c="2"/></text:p>
      <text:p text:style-name="P6"><text:s text:c="4"/>cout &lt;&lt; "Value of r: " &lt;&lt; *r &lt;&lt; endl;</text:p>
      <text:p text:style-name="P6"><text:s text:c="2"/></text:p>
      <text:p text:style-name="P6"><text:s text:c="4"/>int n = 5;</text:p>
      <text:p text:style-name="P6"><text:s text:c="4"/>int *q = new(nothrow) int[n];</text:p>
      <text:p text:style-name="P6"><text:s text:c="2"/></text:p>
      <text:p text:style-name="P6"><text:s text:c="4"/>if (!q)</text:p>
      <text:p text:style-name="P6"><text:s text:c="8"/>cout &lt;&lt; "allocation of memory failed\n";</text:p>
      <text:p text:style-name="P6"><text:s text:c="4"/>else</text:p>
      <text:p text:style-name="P6"><text:s text:c="4"/>{</text:p>
      <text:p text:style-name="P6"><text:s text:c="8"/>for (int i = 0; i &lt; n; i++)</text:p>
      <text:p text:style-name="P6"><text:s text:c="12"/>q[i] = i+1;</text:p>
      <text:p text:style-name="P6"><text:s text:c="2"/></text:p>
      <text:p text:style-name="P6"><text:s text:c="8"/>cout &lt;&lt; "Value store in block of memory: ";</text:p>
      <text:p text:style-name="P6"><text:s text:c="8"/>for (int i = 0; i &lt; n; i++)</text:p>
      <text:p text:style-name="P6"><text:s text:c="12"/>cout &lt;&lt; q[i] &lt;&lt; " ";</text:p>
      <text:p text:style-name="P6"><text:s text:c="4"/>}</text:p>
      <text:p text:style-name="P6"><text:s text:c="2"/></text:p>
      <text:p text:style-name="P6"><text:s text:c="4"/>delete p;</text:p>
      <text:p text:style-name="P6"><text:s text:c="4"/>delete r;</text:p>
      <text:p text:style-name="P6"><text:s text:c="2"/></text:p>
      <text:p text:style-name="P6"><text:s text:c="4"/>delete[] q;</text:p>
      <text:p text:style-name="P6"><text:s text:c="2"/></text:p>
      <text:p text:style-name="P6"><text:s text:c="4"/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2"><text:span text:style-name="T38">2. </text:span><text:bookmark text:name="docs-internal-guid-5eb707b3-7fff-a4b5-5619-d0dd494b5b36"/><text:span text:style-name="T6">What are constructors? Why they are required? Explain different types of constructors with suitable example</text:span></text:p>
      <text:p text:style-name="P7"><text:span text:style-name="T6"/></text:p>
      <text:p text:style-name="P7"><text:span text:style-name="T6">Answer:</text:span></text:p>
      <text:p text:style-name="P7"><text:span text:style-name="T6"/></text:p>
      <text:p text:style-name="P7"><text:span text:style-name="T6">A constructor is a member function of a class which initializes objects of a class. In C++, Constructor is automatically called when object(instance of class) create. It is special member function of the class.</text:span></text:p>
      <text:p text:style-name="P7"><text:span text:style-name="T6"/></text:p>
      <text:p text:style-name="P7"><text:span text:style-name="T6">Types of Constructors :</text:span></text:p>
      <text:p text:style-name="P7"><text:span text:style-name="T6"/></text:p>
      <text:p text:style-name="P7"><text:span text:style-name="T8">i</text:span><text:span text:style-name="T6">. Default Constructor</text:span></text:p>
      <text:p text:style-name="P7"><text:span text:style-name="T6">A constructor with no parameters is known as a </text:span><text:span text:style-name="Strong_20_Emphasis"><text:span text:style-name="T6">default constructor</text:span></text:span><text:span text:style-name="T6">.</text:span></text:p>
      <text:p text:style-name="P7"><text:span text:style-name="T6"/></text:p>
      <text:p text:style-name="P8"><text:soft-page-break/><text:span text:style-name="T6">ii. Parameterized Constructor</text:span></text:p>
      <text:p text:style-name="P8"><text:span text:style-name="T6">A constructor with parameters is known as a </text:span><text:span text:style-name="T12">parameterized</text:span><text:span text:style-name="T6"> constructor.</text:span></text:p>
      <text:p text:style-name="P8"><text:span text:style-name="T6"/></text:p>
      <text:p text:style-name="P8"><text:span text:style-name="T6">iii. Copy Constructor</text:span></text:p>
      <text:p text:style-name="P8"><text:span text:style-name="T6">The </text:span><text:span text:style-name="T12">copy</text:span><text:span text:style-name="T6"> constructor in C++ is used to copy data of one object to another.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3"><text:span text:style-name="T6"/></text:p>
      <text:p text:style-name="P4"><text:span text:style-name="T8">3. </text:span><text:bookmark text:name="docs-internal-guid-f4bce06b-7fff-7f8a-f41b-b8e7e6a1fe96"/><text:span text:style-name="T6">Explain the difference b/w object oriented and procedural programming language in detail.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9"><draw:line text:anchor-type="paragraph" draw:z-index="0" draw:name="Shape1" draw:style-name="gr1" draw:text-style-name="P39" svg:x1="7.892cm" svg:y1="0.416cm" svg:x2="7.892cm" svg:y2="10.735cm"><text:p/></draw:line><text:span text:style-name="T10"/></text:p>
      <text:p text:style-name="P5">Procedural Oriented Programming <text:s text:c="8"/>Object Oriented Programming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row table:style-name="TableLine94738328017040">
          <table:table-cell table:style-name="Table1.A1" office:value-type="string">
            <text:p text:style-name="Table_20_Contents"><text:span text:style-name="T29">In procedural programming, program is divided into small parts called </text:span><text:span text:style-name="Strong_20_Emphasis"><text:span text:style-name="Emphasis"><text:span text:style-name="T29">functions</text:span></text:span></text:span><text:span text:style-name="T29">.</text:span></text:p>
          </table:table-cell>
          <table:table-cell table:style-name="Table1.A1" office:value-type="string">
            <text:p text:style-name="Table_20_Contents"><text:span text:style-name="T29">In object oriented programming, program is divided into small parts called </text:span><text:span text:style-name="Strong_20_Emphasis"><text:span text:style-name="Emphasis"><text:span text:style-name="T29">objects</text:span></text:span></text:span><text:span text:style-name="T29">.</text:span></text:p>
          </table:table-cell>
        </table:table-row>
        <table:table-row table:style-name="TableLine94738328017040">
          <table:table-cell table:style-name="Table1.A1" office:value-type="string">
            <text:p text:style-name="Table_20_Contents"><text:span text:style-name="T29">Procedural programming follows </text:span><text:span text:style-name="Strong_20_Emphasis"><text:span text:style-name="Emphasis"><text:span text:style-name="T29">top down approach</text:span></text:span></text:span><text:span text:style-name="T29">.</text:span></text:p>
          </table:table-cell>
          <table:table-cell table:style-name="Table1.A1" office:value-type="string">
            <text:p text:style-name="Table_20_Contents"><text:span text:style-name="T29">Object oriented programming follows </text:span><text:span text:style-name="Strong_20_Emphasis"><text:span text:style-name="Emphasis"><text:span text:style-name="T29">bottom up approach</text:span></text:span></text:span><text:span text:style-name="T29">.</text:span></text:p>
          </table:table-cell>
        </table:table-row>
        <table:table-row table:style-name="TableLine94738328017040">
          <table:table-cell table:style-name="Table1.A1" office:value-type="string">
            <text:p text:style-name="P13">There is no access specifier in procedural programming.</text:p>
          </table:table-cell>
          <table:table-cell table:style-name="Table1.A1" office:value-type="string">
            <text:p text:style-name="P13">Object oriented programming have access specifiers like private, public, protected etc.</text:p>
          </table:table-cell>
        </table:table-row>
        <table:table-row table:style-name="TableLine94738328017040">
          <table:table-cell table:style-name="Table1.A1" office:value-type="string">
            <text:p text:style-name="P13">Adding new data and function is not easy.</text:p>
          </table:table-cell>
          <table:table-cell table:style-name="Table1.A1" office:value-type="string">
            <text:p text:style-name="P13">Adding new data and function is easy.</text:p>
          </table:table-cell>
        </table:table-row>
        <table:table-row table:style-name="TableLine94738328017040">
          <table:table-cell table:style-name="Table1.A1" office:value-type="string">
            <text:p text:style-name="Table_20_Contents"><text:span text:style-name="T29">Procedural programming does not have any proper way for hiding data so it is </text:span><text:span text:style-name="Strong_20_Emphasis"><text:span text:style-name="Emphasis"><text:span text:style-name="T29">less secure</text:span></text:span></text:span><text:span text:style-name="T29">.</text:span></text:p>
          </table:table-cell>
          <table:table-cell table:style-name="Table1.A1" office:value-type="string">
            <text:p text:style-name="Table_20_Contents"><text:span text:style-name="T29">Object oriented programming provides data hiding so it is </text:span><text:span text:style-name="Strong_20_Emphasis"><text:span text:style-name="Emphasis"><text:span text:style-name="T29">more secure</text:span></text:span></text:span><text:span text:style-name="T29">.</text:span></text:p>
          </table:table-cell>
        </table:table-row>
        <table:table-row table:style-name="TableLine94738328017040">
          <table:table-cell table:style-name="Table1.A1" office:value-type="string">
            <text:p text:style-name="P13">In procedural programming, overloading is not possible.</text:p>
          </table:table-cell>
          <table:table-cell table:style-name="Table1.A1" office:value-type="string">
            <text:p text:style-name="P13">Overloading is possible in object oriented programming.</text:p>
          </table:table-cell>
        </table:table-row>
        <table:table-row table:style-name="TableLine94738328017040">
          <table:table-cell table:style-name="Table1.A1" office:value-type="string">
            <text:p text:style-name="P13">In procedural programming, function is more important than data.</text:p>
          </table:table-cell>
          <table:table-cell table:style-name="Table1.A1" office:value-type="string">
            <text:p text:style-name="P13">In object oriented programming, data is more important than function.</text:p>
          </table:table-cell>
        </table:table-row>
        <table:table-row table:style-name="TableLine94738328017040">
          <table:table-cell table:style-name="Table1.A1" office:value-type="string">
            <text:p text:style-name="Table_20_Contents"><text:span text:style-name="T29">Procedural programming is based on </text:span><text:span text:style-name="Strong_20_Emphasis"><text:span text:style-name="Emphasis"><text:span text:style-name="T29">unreal world</text:span></text:span></text:span><text:span text:style-name="T29">.</text:span></text:p>
          </table:table-cell>
          <table:table-cell table:style-name="Table1.A1" office:value-type="string">
            <text:p text:style-name="Table_20_Contents"><text:span text:style-name="T29">Object oriented programming is based on </text:span><text:span text:style-name="Emphasis"><text:span text:style-name="T30">r</text:span></text:span><text:span text:style-name="Strong_20_Emphasis"><text:span text:style-name="Emphasis"><text:span text:style-name="T29">eal world</text:span></text:span></text:span><text:span text:style-name="T29">.</text:span></text:p>
          </table:table-cell>
        </table:table-row>
        <table:table-row table:style-name="TableLine94738328017040">
          <table:table-cell table:style-name="Table1.A1" office:value-type="string">
            <text:p text:style-name="P13">Examples: C, FORTRAN, Pascal, Basic etc.</text:p>
          </table:table-cell>
          <table:table-cell table:style-name="Table1.A1" office:value-type="string">
            <text:p text:style-name="P13">Examples: C++, Java, Python, C# etc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15:12:34.176777647</meta:creation-date>
    <dc:date>2021-06-14T16:15:23.284545327</dc:date>
    <meta:editing-duration>PT9M48S</meta:editing-duration>
    <meta:editing-cycles>1</meta:editing-cycles>
    <meta:generator>LibreOffice/7.1.3.2$Linux_X86_64 LibreOffice_project/10$Build-2</meta:generator>
    <meta:document-statistic meta:table-count="1" meta:image-count="0" meta:object-count="0" meta:page-count="4" meta:paragraph-count="103" meta:word-count="588" meta:character-count="3628" meta:non-whitespace-character-count="2935"/>
  </office:meta>
</office:document-meta>
</file>